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2867bcd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a5e499"/>
    </style:style>
    <style:style style:name="T40" style:family="text">
      <style:text-properties officeooo:rsid="03b2c453"/>
    </style:style>
    <style:style style:name="T41" style:family="text">
      <style:text-properties officeooo:rsid="03b4652d"/>
    </style:style>
    <style:style style:name="T42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1">Esser-</text:span>Skala, 201<text:span text:style-name="T35">8</text:span></text:p>
      <text:p text:style-name="P17"/>
      <text:p text:style-name="P17"/>
      <text:p text:style-name="P12">© 201<text:span text:style-name="T35">8</text:span> by Wolfgang <text:span text:style-name="T41">Esser-</text:span>Skala. This edition is licensed under the<text:span text:style-name="T37"><text:line-break/></text:span>Creative Commons Attribution<text:span text:style-name="T30">-NonCommercial-ShareAlike</text:span> 4.0 International License.<text:span text:style-name="T37"><text:line-break/></text:span>To view a copy of this license, visit http://creativecommons.org/licenses/by<text:span text:style-name="T31">-nc-sa</text:span>/4.0/.</text:p>
      <text:p text:style-name="P11"/>
      <text:p text:style-name="P13">Music engraving by LilyPond 2.18.0 (http://www.lilypond.org).<text:span text:style-name="T29"><text:line-break/>Front matter</text:span> typeset with EB Garamond (http://www.georgduffner.at/ebgaramond).</text:p>
      <text:p text:style-name="P17"/>
      <text:p text:style-name="P10">First <text:span text:style-name="T32">version</text:span>, <text:span text:style-name="T40">September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Gloria</text:span><text:span text:style-name="T3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2">13</text:span>).</text:p>
      <text:p text:style-name="P3"/>
      <text:p text:style-name="P4">In general, this edition closely follows the <text:span text:style-name="T38">manuscript</text:span>. Any changes <text:span text:style-name="T2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luppi-gloria-BurG-I-26)</text:span>. Your help will be greatly appreciated.</text:p>
      <text:p text:style-name="P8"/>
      <text:p text:style-name="P8"/>
      <text:p text:style-name="P8"><text:span text:style-name="T5">Salzburg, </text:span><text:span text:style-name="T14">September</text:span><text:span text:style-name="T5"> 201</text:span><text:span text:style-name="T6">8</text:span><text:line-break/>Wolfgang <text:span text:style-name="T41">Esser-</text:span>Skala</text:p>
      <text:p text:style-name="P23"/>
      <text:p text:style-name="P21"><text:span text:style-name="T37"><text:line-break/></text:span>C O N T E N T S</text:p>
      <text:p text:style-name="P15"/>
      <text:p text:style-name="P14"/>
      <text:p text:style-name="P9">Gloria</text:p>
      <text:p text:style-name="P16"><text:tab/>1<text:span text:style-name="T39">.1</text:span><text:tab/><text:span text:style-name="T42">Gloria</text:span><text:tab/><text:span text:style-name="T42">1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7T20:11:31.961407764</dc:date>
    <dc:creator>Wolfgang Skala</dc:creator>
    <meta:editing-duration>P10DT5H32M26S</meta:editing-duration>
    <meta:editing-cycles>88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19" meta:character-count="2014" meta:non-whitespace-character-count="1690"/>
  </office:meta>
</office:document-meta>
</file>